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imbus Sans" svg:font-family="'Nimbus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paragraph-properties fo:text-align="start" style:justify-single-word="false"/>
      <style:text-properties style:font-name="Nimbus Sans" officeooo:rsid="000c570e" officeooo:paragraph-rsid="00103f0d"/>
    </style:style>
    <style:style style:name="P2" style:family="paragraph" style:parent-style-name="Standard">
      <style:paragraph-properties fo:text-align="end" style:justify-single-word="false"/>
      <style:text-properties style:font-name="Nimbus Sans" officeooo:rsid="000c570e" officeooo:paragraph-rsid="00103f0d"/>
    </style:style>
    <style:style style:name="P3" style:family="paragraph" style:parent-style-name="Standard">
      <style:paragraph-properties fo:text-align="center" style:justify-single-word="false"/>
      <style:text-properties style:font-name="Nimbus Sans" officeooo:rsid="00103f0d" officeooo:paragraph-rsid="00103f0d"/>
    </style:style>
    <style:style style:name="P4" style:family="paragraph" style:parent-style-name="Standard">
      <style:paragraph-properties fo:text-align="start" style:justify-single-word="false"/>
      <style:text-properties style:font-name="Nimbus Sans" officeooo:rsid="00103f0d" officeooo:paragraph-rsid="00103f0d"/>
    </style:style>
    <style:style style:name="P5" style:family="paragraph" style:parent-style-name="Standard">
      <style:paragraph-properties fo:text-align="start" style:justify-single-word="false"/>
      <style:text-properties style:font-name="Nimbus Sans" officeooo:rsid="00103f0d" officeooo:paragraph-rsid="00121cbc"/>
    </style:style>
    <style:style style:name="P6" style:family="paragraph" style:parent-style-name="Standard">
      <style:paragraph-properties fo:text-align="center" style:justify-single-word="false"/>
      <style:text-properties style:font-name="Nimbus Sans" fo:font-weight="bold" officeooo:rsid="000c570e" officeooo:paragraph-rsid="000c570e" style:font-weight-asian="bold" style:font-weight-complex="bold"/>
    </style:style>
    <style:style style:name="P7" style:family="paragraph" style:parent-style-name="Standard">
      <style:paragraph-properties fo:text-align="center" style:justify-single-word="false"/>
      <style:text-properties style:font-name="Nimbus Sans" fo:font-weight="bold" officeooo:rsid="00103f0d" officeooo:paragraph-rsid="00103f0d" style:font-weight-asian="bold" style:font-weight-complex="bold"/>
    </style:style>
    <style:style style:name="P8" style:family="paragraph" style:parent-style-name="Standard">
      <style:paragraph-properties fo:text-align="center" style:justify-single-word="false"/>
      <style:text-properties style:font-name="Nimbus Sans" fo:font-weight="bold" officeooo:rsid="00154f83" officeooo:paragraph-rsid="00154f83" style:font-weight-asian="bold" style:font-weight-complex="bold"/>
    </style:style>
    <style:style style:name="P9" style:family="paragraph" style:parent-style-name="Standard">
      <style:paragraph-properties fo:text-align="center" style:justify-single-word="false"/>
      <style:text-properties style:font-name="Nimbus Sans" officeooo:rsid="00121cbc" officeooo:paragraph-rsid="00121cbc"/>
    </style:style>
    <style:style style:name="P10" style:family="paragraph" style:parent-style-name="Standard">
      <style:paragraph-properties fo:text-align="start" style:justify-single-word="false"/>
      <style:text-properties style:font-name="Nimbus Sans" officeooo:rsid="00121cbc" officeooo:paragraph-rsid="00121cbc"/>
    </style:style>
    <style:style style:name="P11" style:family="paragraph" style:parent-style-name="Standard">
      <style:paragraph-properties fo:text-align="start" style:justify-single-word="false"/>
      <style:text-properties style:font-name="Nimbus Sans" officeooo:rsid="0013557d" officeooo:paragraph-rsid="0013557d"/>
    </style:style>
    <style:style style:name="P12" style:family="paragraph" style:parent-style-name="Standard">
      <style:paragraph-properties fo:text-align="start" style:justify-single-word="false"/>
      <style:text-properties style:font-name="Nimbus Sans" officeooo:rsid="0013557d" officeooo:paragraph-rsid="00150cac"/>
    </style:style>
    <style:style style:name="P13" style:family="paragraph" style:parent-style-name="Standard">
      <style:paragraph-properties fo:text-align="start" style:justify-single-word="false"/>
      <style:text-properties style:font-name="Nimbus Sans" officeooo:rsid="0013557d" officeooo:paragraph-rsid="0016a7ee"/>
    </style:style>
    <style:style style:name="P14" style:family="paragraph" style:parent-style-name="Standard">
      <style:paragraph-properties fo:text-align="start" style:justify-single-word="false"/>
      <style:text-properties style:font-name="Nimbus Sans" officeooo:rsid="0013557d" officeooo:paragraph-rsid="0019e541"/>
    </style:style>
    <style:style style:name="P15" style:family="paragraph" style:parent-style-name="Standard">
      <style:paragraph-properties fo:text-align="start" style:justify-single-word="false"/>
      <style:text-properties style:font-name="Nimbus Sans" officeooo:rsid="00150cac" officeooo:paragraph-rsid="00150cac"/>
    </style:style>
    <style:style style:name="P16" style:family="paragraph" style:parent-style-name="Standard">
      <style:paragraph-properties fo:text-align="start" style:justify-single-word="false"/>
      <style:text-properties style:font-name="Nimbus Sans" officeooo:rsid="00150cac" officeooo:paragraph-rsid="00154f83"/>
    </style:style>
    <style:style style:name="P17" style:family="paragraph" style:parent-style-name="Standard">
      <style:paragraph-properties fo:text-align="start" style:justify-single-word="false"/>
      <style:text-properties style:font-name="Nimbus Sans" fo:font-style="italic" style:text-underline-style="none" fo:font-weight="normal" officeooo:rsid="0013557d" officeooo:paragraph-rsid="0013557d"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style:font-name="Nimbus Sans" fo:font-style="italic" style:text-underline-style="none" fo:font-weight="normal" officeooo:rsid="00150cac" officeooo:paragraph-rsid="00150cac"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style:font-name="Nimbus Sans" fo:font-style="italic" fo:font-weight="normal" officeooo:rsid="0013557d" officeooo:paragraph-rsid="0013557d" style:font-style-asian="italic" style:font-weight-asian="normal" style:font-style-complex="italic" style:font-weight-complex="normal"/>
    </style:style>
    <style:style style:name="P20" style:family="paragraph" style:parent-style-name="Standard">
      <style:paragraph-properties fo:text-align="start" style:justify-single-word="false"/>
      <style:text-properties style:font-name="Nimbus Sans" fo:font-style="italic" fo:font-weight="normal" officeooo:rsid="00121cbc" officeooo:paragraph-rsid="00121cbc" style:font-style-asian="italic" style:font-weight-asian="normal" style:font-style-complex="italic" style:font-weight-complex="normal"/>
    </style:style>
    <style:style style:name="P21" style:family="paragraph" style:parent-style-name="Standard">
      <style:paragraph-properties fo:text-align="start" style:justify-single-word="false"/>
      <style:text-properties style:font-name="Nimbus Sans" fo:font-style="italic" officeooo:rsid="00154f83" officeooo:paragraph-rsid="00154f83" style:font-style-asian="italic" style:font-style-complex="italic"/>
    </style:style>
    <style:style style:name="P22" style:family="paragraph" style:parent-style-name="Standard">
      <style:paragraph-properties fo:text-align="start" style:justify-single-word="false"/>
      <style:text-properties style:font-name="Nimbus Sans" officeooo:rsid="00154f83" officeooo:paragraph-rsid="00154f83"/>
    </style:style>
    <style:style style:name="P23" style:family="paragraph" style:parent-style-name="Standard">
      <style:paragraph-properties fo:text-align="start" style:justify-single-word="false"/>
      <style:text-properties style:font-name="Nimbus Sans" officeooo:rsid="00121cbc" officeooo:paragraph-rsid="00121cbc"/>
    </style:style>
    <style:style style:name="P24" style:family="paragraph" style:parent-style-name="Standard">
      <style:paragraph-properties fo:text-align="start" style:justify-single-word="false"/>
      <style:text-properties style:font-name="Nimbus Sans" officeooo:rsid="00121cbc" officeooo:paragraph-rsid="0020d590"/>
    </style:style>
    <style:style style:name="P25" style:family="paragraph" style:parent-style-name="Standard">
      <style:paragraph-properties fo:text-align="start" style:justify-single-word="false"/>
      <style:text-properties style:font-name="Nimbus Sans" officeooo:rsid="00121cbc" officeooo:paragraph-rsid="002271fb"/>
    </style:style>
    <style:style style:name="P26" style:family="paragraph" style:parent-style-name="Standard">
      <style:paragraph-properties fo:text-align="start" style:justify-single-word="false"/>
      <style:text-properties style:font-name="Nimbus Sans" officeooo:rsid="00121cbc" officeooo:paragraph-rsid="002516a3"/>
    </style:style>
    <style:style style:name="P27" style:family="paragraph" style:parent-style-name="Standard">
      <style:paragraph-properties fo:text-align="start" style:justify-single-word="false"/>
      <style:text-properties style:font-name="Nimbus Sans" officeooo:rsid="0013557d" officeooo:paragraph-rsid="0019e541"/>
    </style:style>
    <style:style style:name="P28" style:family="paragraph" style:parent-style-name="Standard">
      <style:paragraph-properties fo:text-align="start" style:justify-single-word="false"/>
      <style:text-properties style:font-name="Nimbus Sans" officeooo:rsid="0013557d" officeooo:paragraph-rsid="0016a7ee"/>
    </style:style>
    <style:style style:name="P29" style:family="paragraph" style:parent-style-name="Standard">
      <style:paragraph-properties fo:text-align="start" style:justify-single-word="false"/>
      <style:text-properties style:font-name="Nimbus Sans" officeooo:rsid="0013557d" officeooo:paragraph-rsid="001f2f53"/>
    </style:style>
    <style:style style:name="P30" style:family="paragraph" style:parent-style-name="Standard">
      <style:paragraph-properties fo:text-align="start" style:justify-single-word="false"/>
      <style:text-properties style:font-name="Nimbus Sans" officeooo:rsid="0013557d" officeooo:paragraph-rsid="00121cbc"/>
    </style:style>
    <style:style style:name="P31" style:family="paragraph" style:parent-style-name="Standard">
      <style:paragraph-properties fo:text-align="start" style:justify-single-word="false"/>
      <style:text-properties style:font-name="Nimbus Sans" officeooo:rsid="0013557d" officeooo:paragraph-rsid="002271fb"/>
    </style:style>
    <style:style style:name="P32" style:family="paragraph" style:parent-style-name="Standard">
      <style:paragraph-properties fo:text-align="start" style:justify-single-word="false"/>
      <style:text-properties style:font-name="Nimbus Sans" officeooo:rsid="0013557d" officeooo:paragraph-rsid="0013557d"/>
    </style:style>
    <style:style style:name="P33" style:family="paragraph" style:parent-style-name="Standard">
      <style:paragraph-properties fo:text-align="start" style:justify-single-word="false"/>
      <style:text-properties style:font-name="Nimbus Sans" officeooo:rsid="0016387f" officeooo:paragraph-rsid="00121cbc"/>
    </style:style>
    <style:style style:name="P34" style:family="paragraph" style:parent-style-name="Standard">
      <style:paragraph-properties fo:text-align="start" style:justify-single-word="false"/>
      <style:text-properties style:font-name="Nimbus Sans" fo:font-style="italic" officeooo:rsid="00243b6d" officeooo:paragraph-rsid="00243b6d" style:font-style-asian="italic" style:font-style-complex="italic"/>
    </style:style>
    <style:style style:name="P35" style:family="paragraph" style:parent-style-name="Standard">
      <style:paragraph-properties fo:text-align="start" style:justify-single-word="false"/>
      <style:text-properties style:font-name="Nimbus Sans" fo:font-style="italic" fo:font-weight="normal" officeooo:rsid="00121cbc" officeooo:paragraph-rsid="002271fb" style:font-style-asian="italic" style:font-weight-asian="normal" style:font-style-complex="italic" style:font-weight-complex="normal"/>
    </style:style>
    <style:style style:name="P36" style:family="paragraph" style:parent-style-name="Standard">
      <style:paragraph-properties fo:text-align="start" style:justify-single-word="false"/>
      <style:text-properties style:font-name="Nimbus Sans" fo:font-style="normal" officeooo:rsid="0013557d" officeooo:paragraph-rsid="0019e541" style:font-style-asian="normal" style:font-style-complex="normal"/>
    </style:style>
    <style:style style:name="P37" style:family="paragraph" style:parent-style-name="Standard">
      <style:paragraph-properties fo:text-align="start" style:justify-single-word="false"/>
      <style:text-properties style:font-name="Nimbus Sans" fo:font-style="normal" officeooo:rsid="0013557d" officeooo:paragraph-rsid="00121cbc" style:font-style-asian="normal" style:font-style-complex="normal"/>
    </style:style>
    <style:style style:name="P38" style:family="paragraph" style:parent-style-name="Standard">
      <style:paragraph-properties fo:text-align="start" style:justify-single-word="false"/>
      <style:text-properties style:font-name="Nimbus Sans" officeooo:rsid="0020d590" officeooo:paragraph-rsid="002271fb"/>
    </style:style>
    <style:style style:name="P39" style:family="paragraph" style:parent-style-name="Standard">
      <style:paragraph-properties fo:text-align="start" style:justify-single-word="false"/>
      <style:text-properties style:font-name="Nimbus Sans" officeooo:rsid="00103f0d" officeooo:paragraph-rsid="00103f0d"/>
    </style:style>
    <style:style style:name="P40" style:family="paragraph" style:parent-style-name="Standard">
      <style:paragraph-properties fo:text-align="start" style:justify-single-word="false"/>
      <style:text-properties style:font-name="Nimbus Sans" officeooo:rsid="002271fb" officeooo:paragraph-rsid="002271fb"/>
    </style:style>
    <style:style style:name="P41" style:family="paragraph" style:parent-style-name="Standard">
      <style:paragraph-properties fo:text-align="start" style:justify-single-word="false"/>
      <style:text-properties style:font-name="Nimbus Sans" officeooo:rsid="00154f83" officeooo:paragraph-rsid="00150cac"/>
    </style:style>
    <style:style style:name="T1" style:family="text">
      <style:text-properties fo:font-weight="bold" style:font-weight-asian="bold" style:font-weight-complex="bold"/>
    </style:style>
    <style:style style:name="T2" style:family="text">
      <style:text-properties fo:font-weight="bold" officeooo:rsid="00103f0d" style:font-weight-asian="bold" style:font-weight-complex="bold"/>
    </style:style>
    <style:style style:name="T3" style:family="text">
      <style:text-properties fo:font-weight="bold" officeooo:rsid="0013557d" style:font-weight-asian="bold" style:font-weight-complex="bold"/>
    </style:style>
    <style:style style:name="T4" style:family="text">
      <style:text-properties officeooo:rsid="000dffdb"/>
    </style:style>
    <style:style style:name="T5" style:family="text">
      <style:text-properties officeooo:rsid="00121cbc"/>
    </style:style>
    <style:style style:name="T6" style:family="text">
      <style:text-properties officeooo:rsid="0013557d"/>
    </style:style>
    <style:style style:name="T7" style:family="text">
      <style:text-properties officeooo:rsid="00150cac"/>
    </style:style>
    <style:style style:name="T8" style:family="text">
      <style:text-properties style:text-underline-style="none"/>
    </style:style>
    <style:style style:name="T9" style:family="text">
      <style:text-properties style:text-underline-style="none" officeooo:rsid="00150cac"/>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fo:font-style="italic" style:text-underline-style="none" fo:font-weight="normal" officeooo:rsid="00150cac" style:font-style-asian="italic" style:font-weight-asian="normal" style:font-style-complex="italic" style:font-weight-complex="normal"/>
    </style:style>
    <style:style style:name="T12" style:family="text">
      <style:text-properties fo:font-style="italic" style:text-underline-style="none" fo:font-weight="normal" officeooo:rsid="0013557d" style:font-style-asian="italic" style:font-weight-asian="normal" style:font-style-complex="italic" style:font-weight-complex="normal"/>
    </style:style>
    <style:style style:name="T13" style:family="text">
      <style:text-properties officeooo:rsid="00154f83"/>
    </style:style>
    <style:style style:name="T14" style:family="text">
      <style:text-properties fo:color="#000080" loext:opacity="100%" fo:language="zxx" fo:country="none" fo:font-style="italic" style:text-underline-style="none" fo:font-weight="normal" style:language-asian="zxx" style:country-asian="none" style:font-style-asian="italic" style:font-weight-asian="normal" style:language-complex="zxx" style:country-complex="none" style:font-style-complex="italic" style:font-weight-complex="normal"/>
    </style:style>
    <style:style style:name="T15" style:family="text">
      <style:text-properties fo:color="#000080" loext:opacity="100%" fo:language="zxx" fo:country="none" fo:font-style="italic" style:text-underline-style="none" fo:font-weight="normal" officeooo:rsid="00121cbc" style:language-asian="zxx" style:country-asian="none" style:font-style-asian="italic" style:font-weight-asian="normal" style:language-complex="zxx" style:country-complex="none" style:font-style-complex="italic" style:font-weight-complex="normal"/>
    </style:style>
    <style:style style:name="T16" style:family="text">
      <style:text-properties officeooo:rsid="0016387f"/>
    </style:style>
    <style:style style:name="T17" style:family="text">
      <style:text-properties officeooo:rsid="0016a7ee"/>
    </style:style>
    <style:style style:name="T18" style:family="text">
      <style:text-properties officeooo:rsid="00172d3e"/>
    </style:style>
    <style:style style:name="T19" style:family="text">
      <style:text-properties officeooo:rsid="0019e541"/>
    </style:style>
    <style:style style:name="T20" style:family="text">
      <style:text-properties officeooo:rsid="001c2064"/>
    </style:style>
    <style:style style:name="T21" style:family="text">
      <style:text-properties officeooo:rsid="001ddd8e"/>
    </style:style>
    <style:style style:name="T22" style:family="text">
      <style:text-properties fo:font-variant="normal" fo:text-transform="none" fo:font-size="12pt" fo:letter-spacing="normal" fo:font-style="normal" fo:font-weight="normal" officeooo:rsid="0016387f" style:font-size-asian="12pt" style:font-size-complex="12pt"/>
    </style:style>
    <style:style style:name="T23" style:family="text">
      <style:text-properties fo:font-variant="normal" fo:text-transform="none" fo:font-size="12pt" fo:letter-spacing="normal" fo:font-weight="normal" officeooo:rsid="0016387f" style:font-size-asian="12pt" style:font-size-complex="12pt"/>
    </style:style>
    <style:style style:name="T24" style:family="text">
      <style:text-properties fo:font-variant="normal" fo:text-transform="none" fo:font-size="12pt" fo:letter-spacing="normal" fo:font-weight="normal" officeooo:rsid="001f2f53" style:font-size-asian="12pt" style:font-size-complex="12pt"/>
    </style:style>
    <style:style style:name="T25" style:family="text">
      <style:text-properties fo:font-variant="normal" fo:text-transform="none" fo:font-size="12pt" fo:letter-spacing="normal" fo:font-weight="normal" officeooo:rsid="001fc91d" style:font-size-asian="12pt" style:font-size-complex="12pt"/>
    </style:style>
    <style:style style:name="T26" style:family="text">
      <style:text-properties fo:font-variant="normal" fo:text-transform="none" fo:font-size="12pt" fo:letter-spacing="normal" style:text-underline-style="none" fo:font-weight="normal" officeooo:rsid="001f2f53" style:font-size-asian="12pt" style:font-weight-asian="normal" style:font-size-complex="12pt" style:font-weight-complex="normal"/>
    </style:style>
    <style:style style:name="T27" style:family="text">
      <style:text-properties fo:font-variant="normal" fo:text-transform="none" fo:font-size="12pt" fo:letter-spacing="normal" style:text-underline-style="none" fo:font-weight="normal" officeooo:rsid="001fc91d" style:font-size-asian="12pt" style:font-weight-asian="normal" style:font-size-complex="12pt" style:font-weight-complex="normal"/>
    </style:style>
    <style:style style:name="T28" style:family="text">
      <style:text-properties officeooo:rsid="001f2f53"/>
    </style:style>
    <style:style style:name="T29" style:family="text">
      <style:text-properties officeooo:rsid="001fc91d"/>
    </style:style>
    <style:style style:name="T30" style:family="text">
      <style:text-properties officeooo:rsid="0020d590"/>
    </style:style>
    <style:style style:name="T31" style:family="text">
      <style:text-properties officeooo:rsid="002271fb"/>
    </style:style>
    <style:style style:name="T32" style:family="text">
      <style:text-properties officeooo:rsid="00243b6d"/>
    </style:style>
    <style:style style:name="T33" style:family="text">
      <style:text-properties fo:font-style="normal" officeooo:rsid="00150cac" style:font-style-asian="normal" style:font-style-complex="normal"/>
    </style:style>
    <style:style style:name="T34" style:family="text">
      <style:text-properties fo:font-style="normal" officeooo:rsid="00243b6d" style:font-style-asian="normal" style:font-style-complex="normal"/>
    </style:style>
    <style:style style:name="T35" style:family="text">
      <style:text-properties officeooo:rsid="002516a3"/>
    </style:style>
    <style:style style:name="T36" style:family="text">
      <style:text-properties officeooo:rsid="00268850"/>
    </style:style>
    <text:list-style style:name="L1">
      <text:list-level-style-bullet text:level="1" text:style-name="Bullet_20_Symbols" loext:num-list-format="%1%." style:num-suffix="." text:bullet-char="">
        <style:list-level-properties text:space-before="0.133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133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JOSEPH CASEY</text:p>
      <text:p text:style-name="P1"><text:span text:style-name="T1">Email</text:span>: <text:a xlink:type="simple" xlink:href="mailto:me@josephmcasey.com" text:style-name="Internet_20_link" text:visited-style-name="Visited_20_Internet_20_Link"><text:span text:style-name="T15">me@josephmcasey.com</text:span></text:a><text:tab/><text:tab/><text:tab/><text:tab/> <text:s text:c="10"/><text:span text:style-name="T1">Github: </text:span><text:span text:style-name="T2">@</text:span><text:span text:style-name="T4">josephmcasey</text:span></text:p>
      <text:p text:style-name="P1"><text:span text:style-name="T1">Website:</text:span> <text:a xlink:type="simple" xlink:href="http://www.josephmcasey.com/" text:style-name="Internet_20_link" text:visited-style-name="Visited_20_Internet_20_Link"><text:span text:style-name="T15">www.josephmcasey.com</text:span></text:a> <text:s text:c="40"/><text:span text:style-name="T1">LinkedIn: </text:span><text:span text:style-name="T2">@</text:span>josephmichaelcasey <text:s/></text:p>
      <text:p text:style-name="P2"/>
      <text:p text:style-name="P7">TECHNICAL SKILLS</text:p>
      <text:p text:style-name="P7"/>
      <text:p text:style-name="P4"><text:span text:style-name="T1">Programming Languages:</text:span> Python, JavaScript, TypeScript, Java, Go</text:p>
      <text:p text:style-name="P4"><text:span text:style-name="T1">Frameworks &amp; Databases:</text:span> Kubernetes, Helm, React, PostgreSQL, <text:span text:style-name="T19">DynamoDB (NoSQL)</text:span></text:p>
      <text:p text:style-name="P4"><text:span text:style-name="T1">Platforms &amp; Tooling:</text:span> AWS, Git, Agile, Postman, New Relic, Splunk, Datadog, Jenkins, ArgoCD, <text:span text:style-name="T18">Prefect, NiFI, Airflow</text:span></text:p>
      <text:p text:style-name="P3"/>
      <text:p text:style-name="P7">CAREER <text:span text:style-name="T5">EXPERIENCE</text:span></text:p>
      <text:p text:style-name="P4"/>
      <text:p text:style-name="P10"><text:span text:style-name="T1">Senior Software Engineer </text:span><text:span text:style-name="T3">@</text:span> Capital One<text:tab/><text:tab/><text:tab/> <text:s/>New York, NY <text:span text:style-name="T6">02/</text:span>2020 - Present</text:p>
      <text:p text:style-name="P10"/>
      <text:p text:style-name="P17">Machine Learning Platform</text:p>
      <text:p text:style-name="P12">- Tech Lead for <text:span text:style-name="T7">team of 16 </text:span>platform SRE and MLOps</text:p>
      <text:p text:style-name="P12">- <text:span text:style-name="T16">Design migration strategy from KTHW to Kubernetes Operations (kOps)</text:span></text:p>
      <text:p text:style-name="P12">- <text:span text:style-name="T17">Build application deployment standards with ArgoCD</text:span></text:p>
      <text:p text:style-name="P12">- <text:span text:style-name="T18">Lead white glove monitoring </text:span><text:span text:style-name="T17">migration </text:span><text:span text:style-name="T18">from ELK to Splunk and Data</text:span><text:span text:style-name="T19">d</text:span><text:span text:style-name="T18">og to New Relic</text:span></text:p>
      <text:p text:style-name="P12">- <text:span text:style-name="T17">Go: Kubernetes Operator to handle Node Rehydration</text:span></text:p>
      <text:p text:style-name="P12">- <text:span text:style-name="T17">Author Terraform and Ansible Playbooks for AWS Cloud Infrastructure Management</text:span></text:p>
      <text:p text:style-name="P13">- <text:span text:style-name="T17">Maintain Managed Internal Development Platform: Argo, </text:span><text:span text:style-name="T16">Airflow,</text:span><text:span text:style-name="T17"> Prefect, Jenkins, NiFi</text:span></text:p>
      <text:p text:style-name="P13">- <text:span text:style-name="T19">Manage organization and quality of internal and customer documentation spaces</text:span></text:p>
      <text:p text:style-name="P29">- <text:span text:style-name="T28">Build Slack Chatbot for customer support with NLP capabilties using AWS Lex</text:span></text:p>
      <text:p text:style-name="P10"/>
      <text:p text:style-name="P10"><text:span text:style-name="T1">Software Engineer </text:span><text:span text:style-name="T3">@</text:span> Capital One<text:tab/> <text:tab/><text:tab/><text:tab/>Richmond, VA <text:span text:style-name="T6">09/</text:span>2018 – <text:span text:style-name="T6">02/</text:span>2020</text:p>
      <text:p text:style-name="P10"/>
      <text:p text:style-name="P10"><text:span text:style-name="T10">Capital One Credit Card Applications </text:span><text:span text:style-name="T11">(</text:span><text:a xlink:type="simple" xlink:href="https://applynow.capitalone.com/" text:style-name="Internet_20_link" text:visited-style-name="Visited_20_Internet_20_Link"><text:span text:style-name="T10">applynow.capitalone.com</text:span></text:a><text:span text:style-name="T11">)</text:span></text:p>
      <text:p text:style-name="P11">- Tech Lead for 4 engineers responsible for <text:span text:style-name="T28">product features</text:span></text:p>
      <text:p text:style-name="P10">- <text:span text:style-name="T16">Acting Manager handling the reviews and hiring process for 6 engineers</text:span></text:p>
      <text:p text:style-name="P14">- <text:span text:style-name="T19">Partner with product and external team to manage team’s </text:span><text:span text:style-name="T20">technology</text:span><text:span text:style-name="T19"> road map</text:span></text:p>
      <text:p text:style-name="P14">- <text:span text:style-name="T22">Design, build, test, ship, and support features using a modern web stack, including technologies like React, Redux, Webpack</text:span></text:p>
      <text:p text:style-name="P36"><text:span text:style-name="T23">- </text:span><text:span text:style-name="T24">Redesign monolithic </text:span><text:span text:style-name="T25">stateful web </text:span><text:span text:style-name="T24">server architecture into </text:span><text:span text:style-name="T26">serverless AWS microservices to support multi-variate credit card application functionalities</text:span></text:p>
      <text:p text:style-name="P36"><text:span text:style-name="T26">- </text:span><text:span text:style-name="T27">Create OCR enabled API for validating customer uploaded business documents</text:span></text:p>
      <text:p text:style-name="P33"/>
      <text:p text:style-name="P10"><text:span text:style-name="T1">Software Engineer </text:span><text:span text:style-name="T3">@</text:span> LocusLabs<text:tab/><text:tab/><text:tab/>San Francisco, CA – <text:span text:style-name="T6">07/2015 – 08/2018</text:span></text:p>
      <text:p text:style-name="P4"/>
      <text:p text:style-name="P25"/>
      <text:p text:style-name="P25"><text:span text:style-name="T12">Maps Online </text:span><text:span text:style-name="T11">CMS</text:span><text:span text:style-name="T10"> </text:span><text:span text:style-name="T9">(</text:span><text:a xlink:type="simple" xlink:href="https://maps.heathrow.com/" text:style-name="Internet_20_link" text:visited-style-name="Visited_20_Internet_20_Link"><text:span text:style-name="T14">maps.heathrow.com</text:span></text:a><text:span text:style-name="T9">)</text:span></text:p>
      <text:p text:style-name="P31">- <text:span text:style-name="T29">Mentor and onboard college graduates to support product</text:span></text:p>
      <text:p text:style-name="P31">- <text:span text:style-name="T29">Create </text:span><text:span text:style-name="T30">large scale </text:span><text:span text:style-name="T31">distributed system for reading geohashed map data using API load balancing, </text:span><text:span text:style-name="T36">R</text:span><text:span text:style-name="T31">edis caching, CDN for accelerated object storage reads</text:span></text:p>
      <text:p text:style-name="P4"/>
      <text:p text:style-name="P25"><text:soft-page-break/></text:p>
      <text:p text:style-name="P35">JavaScript SDK</text:p>
      <text:p text:style-name="P26">- <text:span text:style-name="T32">Design </text:span><text:span text:style-name="T35">device intelligent websocket </text:span><text:span text:style-name="T32">message queue </text:span><text:span text:style-name="T35">for rendering map data in real-time</text:span></text:p>
      <text:p text:style-name="P38">- Create wayfinder algorithm leveraging Bluetooth, GPS, and iBeacons</text:p>
      <text:p text:style-name="P25"/>
      <text:p text:style-name="P20">Android <text:span text:style-name="T7">Java </text:span>SDK</text:p>
      <text:p text:style-name="P10">- <text:span text:style-name="T21">Design unit testing, client test library, and </text:span><text:span text:style-name="T31">physical</text:span><text:span text:style-name="T21"> device fleet </text:span><text:span text:style-name="T31">for </text:span><text:span text:style-name="T21">integration test</text:span><text:span text:style-name="T31">s</text:span></text:p>
      <text:p text:style-name="P24">- <text:span text:style-name="T30">Develop SDK interface and facade pattern to handle transition from Airports to Venues</text:span></text:p>
      <text:p text:style-name="P10"/>
      <text:p text:style-name="P19">Enterprise Rest API</text:p>
      <text:p text:style-name="P24">- <text:span text:style-name="T20">Customer support </text:span><text:span text:style-name="T30">creating custom API clients with unique throttle and burst limits</text:span></text:p>
      <text:p text:style-name="P10">- <text:span text:style-name="T30">Create </text:span><text:span text:style-name="T31">and document API Swagger Schemas</text:span></text:p>
      <text:p text:style-name="P10"/>
      <text:p text:style-name="P11"><text:span text:style-name="T1">Web Developer</text:span> @ Nexstar Broadcasting Group <text:s text:c="16"/><text:span text:style-name="T31">Little Rock, AR 02/2014 – 07/2015</text:span></text:p>
      <text:p text:style-name="P37"/>
      <text:p text:style-name="P34">InergizeCMS (<text:a xlink:type="simple" xlink:href="https://kark.com/" text:style-name="Internet_20_link" text:visited-style-name="Visited_20_Internet_20_Link"><text:span text:style-name="T8">kark.com</text:span></text:a>)</text:p>
      <text:p text:style-name="P37"><text:span text:style-name="T7">- </text:span><text:span text:style-name="T32">Use ASP.Net with AngularJS to create CMS Widgets for journalists and new anchors</text:span></text:p>
      <text:p text:style-name="P30"><text:span text:style-name="T33">- </text:span><text:span text:style-name="T34">Provide CMS custom support for onboarding small business customers creating microsites</text:span></text:p>
      <text:p text:style-name="P11"/>
      <text:p text:style-name="P40"><text:span text:style-name="T1">Web Assistant </text:span>@ Amaratech <text:tab/><text:tab/><text:tab/><text:tab/><text:tab/> <text:s text:c="6"/>Remote – 08/2011 – 09/2013</text:p>
      <text:p text:style-name="P10"/>
      <text:p text:style-name="P34">Amaratech (<text:a xlink:type="simple" xlink:href="http://amaratech.com/" text:style-name="Internet_20_link" text:visited-style-name="Visited_20_Internet_20_Link"><text:span text:style-name="T8">amaratech.com</text:span></text:a>)</text:p>
      <text:p text:style-name="P10">- <text:span text:style-name="T32">Performed statical data analysis on competitors and customer leads</text:span></text:p>
      <text:p text:style-name="P10">- <text:span text:style-name="T31">Manage</text:span><text:span text:style-name="T32">d</text:span><text:span text:style-name="T31"> </text:span><text:span text:style-name="T32">company </text:span><text:span text:style-name="T31">WordPress, </text:span><text:span text:style-name="T32">Mail Chimp, Google Analytics, and Google Adwords</text:span></text:p>
      <text:p text:style-name="P10">- <text:span text:style-name="T32">Act as representative at event conferences and customer sales meetings</text:span></text:p>
      <text:p text:style-name="P10"/>
      <text:p text:style-name="P7">EDUCATION</text:p>
      <text:p text:style-name="P3"/>
      <text:p text:style-name="P5">AWS Solutions Architect <text:span text:style-name="T5">Associate<text:tab/><text:tab/><text:tab/><text:tab/><text:tab/><text:tab/><text:tab/> <text:s text:c="3"/></text:span><text:span text:style-name="T13">01/</text:span><text:span text:style-name="T5">2022</text:span></text:p>
      <text:p text:style-name="P10">AWS Developer Associate<text:tab/><text:tab/><text:tab/><text:tab/><text:tab/><text:tab/><text:tab/><text:tab/><text:tab/> <text:s text:c="3"/><text:span text:style-name="T13">01/</text:span>2022</text:p>
      <text:p text:style-name="P10">AWS SysOps Associate<text:tab/><text:tab/><text:tab/><text:tab/><text:tab/><text:tab/><text:tab/><text:tab/><text:tab/> <text:s text:c="3"/><text:span text:style-name="T13">01/</text:span>2022</text:p>
      <text:p text:style-name="P4">University of Memphi<text:span text:style-name="T13">s<text:tab/><text:tab/><text:tab/><text:tab/><text:tab/><text:tab/><text:tab/><text:tab/> <text:s text:c="3"/><text:tab/> <text:s text:c="3"/>04/</text:span>2013</text:p>
      <text:p text:style-name="P10">George Town University<text:tab/><text:tab/><text:tab/><text:tab/><text:tab/><text:tab/><text:tab/><text:tab/><text:tab/> <text:s text:c="3"/><text:span text:style-name="T13">01/</text:span>2010</text:p>
      <text:p text:style-name="P9"/>
      <text:p text:style-name="P8">RELATED</text:p>
      <text:p text:style-name="P15"/>
      <text:p text:style-name="P15"><text:span text:style-name="T1">Scratch Program Leader</text:span> @ Capital One Coders <text:s/><text:tab/> <text:s text:c="7"/>Richmond, VA – 03/2019 - 02/2020</text:p>
      <text:p text:style-name="P15"/>
      <text:p text:style-name="P18">Day of Coding</text:p>
      <text:p text:style-name="P16">- Teach students from local middle schools <text:span text:style-name="T13">time management and project planning</text:span></text:p>
      <text:p text:style-name="P22">- Act as event host for hackathon handling presentations and event management</text:p>
      <text:p text:style-name="P15"/>
      <text:p text:style-name="P21">Games with Scratch</text:p>
      <text:p text:style-name="P15">- <text:span text:style-name="T13">Teach students from local K-12 schools the fundamental programming concepts</text:span></text:p>
      <text:p text:style-name="P15">- <text:span text:style-name="T13">Pair program using Scratch to build video games</text:span></text:p>
      <text:p text:style-name="P4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imbus Sans" svg:font-family="'Nimbus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5T21:37:21.183859827</meta:creation-date>
    <dc:date>2022-03-06T18:09:45.780207891</dc:date>
    <meta:editing-duration>PT1H16M55S</meta:editing-duration>
    <meta:editing-cycles>5</meta:editing-cycles>
    <meta:generator>LibreOffice/7.2.5.2$Linux_X86_64 LibreOffice_project/20$Build-2</meta:generator>
    <meta:document-statistic meta:table-count="0" meta:image-count="0" meta:object-count="0" meta:page-count="2" meta:paragraph-count="63" meta:word-count="544" meta:character-count="3925" meta:non-whitespace-character-count="3271"/>
  </office:meta>
</office:document-meta>
</file>